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A000000ACE55A18D20B15F3C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4536" officeooo:paragraph-rsid="000145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123456</text:p>
      <text:p text:style-name="P1"><draw:frame draw:style-name="fr1" draw:name="Image1" text:anchor-type="paragraph" svg:x="0.0252in" svg:y="0.0209in" svg:width="2.7709in" svg:height="1.7917in" draw:z-index="0"><draw:image xlink:href="Pictures/100000000000010A000000ACE55A18D20B15F3C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azing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0:20:40.078994861</meta:creation-date>
    <meta:generator>Collabora_OfficeDev/6.0.10.40$Linux_X86_64 LibreOffice_project/117a10818ea2761edd4e56d2e4a0b53bf921fe39</meta:generator>
    <dc:date>2019-06-24T19:07:22.352620289</dc:date>
    <meta:editing-duration>PT2M4S</meta:editing-duration>
    <meta:editing-cycles>1</meta:editing-cycles>
    <meta:document-statistic meta:table-count="0" meta:image-count="1" meta:object-count="0" meta:page-count="1" meta:paragraph-count="2" meta:word-count="2" meta:character-count="17" meta:non-whitespace-character-count="17"/>
  </office:meta>
</office:document-meta>
</file>